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810af" officeooo:paragraph-rsid="006810af"/>
    </style:style>
    <style:style style:name="P85" style:family="paragraph" style:parent-style-name="Standard">
      <style:text-properties officeooo:rsid="00685a52" officeooo:paragraph-rsid="00685a52"/>
    </style:style>
    <style:style style:name="P86" style:family="paragraph" style:parent-style-name="Standard">
      <style:text-properties officeooo:rsid="006f0ad0" officeooo:paragraph-rsid="007095cf"/>
    </style:style>
    <style:style style:name="P87" style:family="paragraph" style:parent-style-name="Standard">
      <style:text-properties officeooo:rsid="00701dea" officeooo:paragraph-rsid="00701dea"/>
    </style:style>
    <style:style style:name="P88" style:family="paragraph" style:parent-style-name="Standard">
      <style:text-properties officeooo:rsid="00701dea" officeooo:paragraph-rsid="007095cf"/>
    </style:style>
    <style:style style:name="P89" style:family="paragraph" style:parent-style-name="Standard">
      <style:text-properties officeooo:rsid="00701dea" officeooo:paragraph-rsid="00756493"/>
    </style:style>
    <style:style style:name="P90" style:family="paragraph" style:parent-style-name="Standard">
      <style:text-properties officeooo:rsid="007095cf" officeooo:paragraph-rsid="007095cf"/>
    </style:style>
    <style:style style:name="P91" style:family="paragraph" style:parent-style-name="Standard">
      <style:text-properties officeooo:rsid="007095cf" officeooo:paragraph-rsid="00756493"/>
    </style:style>
    <style:style style:name="P92" style:family="paragraph" style:parent-style-name="Standard">
      <style:text-properties officeooo:rsid="00724c58" officeooo:paragraph-rsid="00724c58"/>
    </style:style>
    <style:style style:name="P93" style:family="paragraph" style:parent-style-name="Standard">
      <style:text-properties officeooo:rsid="0077a8c0" officeooo:paragraph-rsid="0077a8c0"/>
    </style:style>
    <style:style style:name="P94" style:family="paragraph" style:parent-style-name="Standard">
      <style:text-properties officeooo:rsid="00796e7f" officeooo:paragraph-rsid="00796e7f"/>
    </style:style>
    <style:style style:name="P95" style:family="paragraph" style:parent-style-name="Standard">
      <style:text-properties officeooo:rsid="00796e7f" officeooo:paragraph-rsid="007b7969"/>
    </style:style>
    <style:style style:name="P96" style:family="paragraph" style:parent-style-name="Standard">
      <style:text-properties officeooo:rsid="007f0cd0" officeooo:paragraph-rsid="007f0cd0"/>
    </style:style>
    <style:style style:name="P97" style:family="paragraph" style:parent-style-name="Standard">
      <style:text-properties officeooo:rsid="00808622" officeooo:paragraph-rsid="00808622"/>
    </style:style>
    <style:style style:name="P98" style:family="paragraph" style:parent-style-name="Standard">
      <style:text-properties officeooo:rsid="0080fc02" officeooo:paragraph-rsid="0080fc02"/>
    </style:style>
    <style:style style:name="P99" style:family="paragraph" style:parent-style-name="Standard">
      <style:text-properties officeooo:rsid="0086008c" officeooo:paragraph-rsid="0086008c"/>
    </style:style>
    <style:style style:name="P100" style:family="paragraph" style:parent-style-name="Standard">
      <style:text-properties officeooo:rsid="0086008c" officeooo:paragraph-rsid="00905097"/>
    </style:style>
    <style:style style:name="P101" style:family="paragraph" style:parent-style-name="Standard">
      <style:text-properties officeooo:rsid="008898ba" officeooo:paragraph-rsid="008898ba"/>
    </style:style>
    <style:style style:name="P102" style:family="paragraph" style:parent-style-name="Standard">
      <style:text-properties officeooo:rsid="008898ba" officeooo:paragraph-rsid="0089fd36"/>
    </style:style>
    <style:style style:name="P103" style:family="paragraph" style:parent-style-name="Standard">
      <style:text-properties officeooo:rsid="008898ba" officeooo:paragraph-rsid="008aca27"/>
    </style:style>
    <style:style style:name="P104" style:family="paragraph" style:parent-style-name="Standard">
      <style:text-properties officeooo:rsid="008aca27" officeooo:paragraph-rsid="008aca27"/>
    </style:style>
    <style:style style:name="P105" style:family="paragraph" style:parent-style-name="Standard">
      <style:text-properties officeooo:rsid="008d7ce9" officeooo:paragraph-rsid="008d7ce9"/>
    </style:style>
    <style:style style:name="P106" style:family="paragraph" style:parent-style-name="Standard">
      <style:text-properties officeooo:rsid="0093cedc" officeooo:paragraph-rsid="0093cedc"/>
    </style:style>
    <style:style style:name="P107" style:family="paragraph" style:parent-style-name="Standard">
      <style:text-properties officeooo:rsid="00963c77" officeooo:paragraph-rsid="00963c77"/>
    </style:style>
    <style:style style:name="P108" style:family="paragraph" style:parent-style-name="Standard">
      <style:text-properties officeooo:rsid="00963c77" officeooo:paragraph-rsid="009c10d9"/>
    </style:style>
    <style:style style:name="P109" style:family="paragraph" style:parent-style-name="Standard">
      <style:text-properties officeooo:rsid="009c10d9" officeooo:paragraph-rsid="009c10d9"/>
    </style:style>
    <style:style style:name="P110" style:family="paragraph" style:parent-style-name="Standard">
      <style:text-properties fo:font-style="normal" officeooo:rsid="008898ba" officeooo:paragraph-rsid="008898ba" style:font-style-asian="normal" style:font-style-complex="normal"/>
    </style:style>
    <style:style style:name="P111" style:family="paragraph" style:parent-style-name="Standard">
      <style:text-properties fo:font-style="normal" officeooo:rsid="0089fd36" officeooo:paragraph-rsid="0089fd36" style:font-style-asian="normal" style:font-style-complex="normal"/>
    </style:style>
    <style:style style:name="P112" style:family="paragraph" style:parent-style-name="Standard">
      <style:text-properties fo:font-style="normal" officeooo:rsid="008aca27" officeooo:paragraph-rsid="008aca27" style:font-style-asian="normal" style:font-style-complex="normal"/>
    </style:style>
    <style:style style:name="P113" style:family="paragraph" style:parent-style-name="Standard">
      <style:text-properties officeooo:rsid="009e4a33" officeooo:paragraph-rsid="009e4a33"/>
    </style:style>
    <style:style style:name="P114" style:family="paragraph" style:parent-style-name="Standard">
      <style:text-properties officeooo:rsid="009e56b9" officeooo:paragraph-rsid="009e56b9"/>
    </style:style>
    <style:style style:name="P115" style:family="paragraph" style:parent-style-name="Standard">
      <style:text-properties officeooo:rsid="00a1439c" officeooo:paragraph-rsid="00a1439c"/>
    </style:style>
    <style:style style:name="P116" style:family="paragraph" style:parent-style-name="Standard">
      <style:text-properties officeooo:rsid="00a17d88" officeooo:paragraph-rsid="00a17d88"/>
    </style:style>
    <style:style style:name="P117" style:family="paragraph" style:parent-style-name="Standard">
      <style:text-properties officeooo:rsid="00a3492d" officeooo:paragraph-rsid="00a3492d"/>
    </style:style>
    <style:style style:name="P118" style:family="paragraph" style:parent-style-name="Standard">
      <style:text-properties officeooo:rsid="00a4e59b" officeooo:paragraph-rsid="00a4e59b"/>
    </style:style>
    <style:style style:name="P119" style:family="paragraph" style:parent-style-name="Standard">
      <style:text-properties officeooo:rsid="00a4e59b" officeooo:paragraph-rsid="00a59b53"/>
    </style:style>
    <style:style style:name="P120" style:family="paragraph" style:parent-style-name="Standard">
      <style:text-properties officeooo:rsid="00a4e59b" officeooo:paragraph-rsid="00a964e0"/>
    </style:style>
    <style:style style:name="P121" style:family="paragraph" style:parent-style-name="Standard">
      <style:text-properties officeooo:rsid="00a4e59b" officeooo:paragraph-rsid="00ab956c"/>
    </style:style>
    <style:style style:name="P122" style:family="paragraph" style:parent-style-name="Standard">
      <style:text-properties officeooo:rsid="00a4e59b" officeooo:paragraph-rsid="00ad7994"/>
    </style:style>
    <style:style style:name="P123" style:family="paragraph" style:parent-style-name="Standard">
      <style:text-properties officeooo:rsid="00a842ed" officeooo:paragraph-rsid="00a842ed"/>
    </style:style>
    <style:style style:name="P124" style:family="paragraph" style:parent-style-name="Standard">
      <style:text-properties officeooo:rsid="00ab956c" officeooo:paragraph-rsid="00ab956c"/>
    </style:style>
    <style:style style:name="P125" style:family="paragraph" style:parent-style-name="Standard">
      <style:text-properties officeooo:rsid="00ad7994" officeooo:paragraph-rsid="00ad7994"/>
    </style:style>
    <style:style style:name="P126" style:family="paragraph" style:parent-style-name="Standard">
      <style:text-properties officeooo:rsid="00ad82c8" officeooo:paragraph-rsid="00ad82c8"/>
    </style:style>
    <style:style style:name="P127" style:family="paragraph" style:parent-style-name="Standard">
      <style:text-properties officeooo:rsid="00ae2458" officeooo:paragraph-rsid="00ae2458"/>
    </style:style>
    <style:style style:name="P128" style:family="paragraph" style:parent-style-name="Standard">
      <style:text-properties officeooo:rsid="00b17da3" officeooo:paragraph-rsid="00b20f12"/>
    </style:style>
    <style:style style:name="P129" style:family="paragraph" style:parent-style-name="Standard">
      <style:text-properties officeooo:rsid="00b17da3" officeooo:paragraph-rsid="00b3da86"/>
    </style:style>
    <style:style style:name="P130" style:family="paragraph" style:parent-style-name="Standard">
      <style:text-properties officeooo:rsid="00b3da86" officeooo:paragraph-rsid="00b3da86"/>
    </style:style>
    <style:style style:name="P131" style:family="paragraph" style:parent-style-name="Standard">
      <style:text-properties officeooo:rsid="00b90c96" officeooo:paragraph-rsid="00b90c96"/>
    </style:style>
    <style:style style:name="P132" style:family="paragraph" style:parent-style-name="Standard">
      <style:text-properties officeooo:rsid="00bcd48f" officeooo:paragraph-rsid="00bcd48f"/>
    </style:style>
    <style:style style:name="P133" style:family="paragraph" style:parent-style-name="Standard">
      <style:text-properties officeooo:rsid="00bd191a" officeooo:paragraph-rsid="00bd191a"/>
    </style:style>
    <style:style style:name="P134" style:family="paragraph" style:parent-style-name="Standard">
      <style:text-properties officeooo:rsid="00bd45e3" officeooo:paragraph-rsid="00bd45e3"/>
    </style:style>
    <style:style style:name="P135" style:family="paragraph" style:parent-style-name="Standard">
      <style:text-properties officeooo:rsid="00bf1354" officeooo:paragraph-rsid="00bf1354"/>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normal" style:font-style-asian="normal" style:font-style-complex="normal"/>
    </style:style>
    <style:style style:name="T102" style:family="text">
      <style:text-properties fo:font-style="normal" officeooo:rsid="0089fd36" style:font-style-asian="normal" style:font-style-complex="normal"/>
    </style:style>
    <style:style style:name="T103" style:family="text">
      <style:text-properties fo:font-style="normal" officeooo:rsid="008aca27" style:font-style-asian="normal" style:font-style-complex="normal"/>
    </style:style>
    <style:style style:name="T104" style:family="text">
      <style:text-properties fo:font-style="normal" officeooo:rsid="008ba337" style:font-style-asian="normal" style:font-style-complex="normal"/>
    </style:style>
    <style:style style:name="T105" style:family="text">
      <style:text-properties fo:font-style="normal" officeooo:rsid="008c0e76" style:font-style-asian="normal" style:font-style-complex="normal"/>
    </style:style>
    <style:style style:name="T106" style:family="text">
      <style:text-properties fo:font-style="normal" officeooo:rsid="008d5202" style:font-style-asian="normal" style:font-style-complex="normal"/>
    </style:style>
    <style:style style:name="T107" style:family="text">
      <style:text-properties fo:font-style="normal" officeooo:rsid="00981727" style:font-style-asian="normal" style:font-style-complex="normal"/>
    </style:style>
    <style:style style:name="T108" style:family="text">
      <style:text-properties officeooo:rsid="008e8553"/>
    </style:style>
    <style:style style:name="T109" style:family="text">
      <style:text-properties officeooo:rsid="008f165b"/>
    </style:style>
    <style:style style:name="T110" style:family="text">
      <style:text-properties officeooo:rsid="008fbb73"/>
    </style:style>
    <style:style style:name="T111" style:family="text">
      <style:text-properties officeooo:rsid="00905097"/>
    </style:style>
    <style:style style:name="T112" style:family="text">
      <style:text-properties officeooo:rsid="009234b5"/>
    </style:style>
    <style:style style:name="T113" style:family="text">
      <style:text-properties officeooo:rsid="0093cedc"/>
    </style:style>
    <style:style style:name="T114" style:family="text">
      <style:text-properties officeooo:rsid="0093ec60"/>
    </style:style>
    <style:style style:name="T115" style:family="text">
      <style:text-properties officeooo:rsid="0097284c"/>
    </style:style>
    <style:style style:name="T116" style:family="text">
      <style:text-properties officeooo:rsid="00981791"/>
    </style:style>
    <style:style style:name="T117" style:family="text">
      <style:text-properties officeooo:rsid="00995077"/>
    </style:style>
    <style:style style:name="T118" style:family="text">
      <style:text-properties officeooo:rsid="009a5b64"/>
    </style:style>
    <style:style style:name="T119" style:family="text">
      <style:text-properties officeooo:rsid="009c10d9"/>
    </style:style>
    <style:style style:name="T120" style:family="text">
      <style:text-properties officeooo:rsid="009dc518"/>
    </style:style>
    <style:style style:name="T121" style:family="text">
      <style:text-properties officeooo:rsid="009e56b9"/>
    </style:style>
    <style:style style:name="T122" style:family="text">
      <style:text-properties officeooo:rsid="00a1439c"/>
    </style:style>
    <style:style style:name="T123" style:family="text">
      <style:text-properties officeooo:rsid="00a17d88"/>
    </style:style>
    <style:style style:name="T124" style:family="text">
      <style:text-properties officeooo:rsid="00a59b53"/>
    </style:style>
    <style:style style:name="T125" style:family="text">
      <style:text-properties officeooo:rsid="00a68b83"/>
    </style:style>
    <style:style style:name="T126" style:family="text">
      <style:text-properties officeooo:rsid="00a842ed"/>
    </style:style>
    <style:style style:name="T127" style:family="text">
      <style:text-properties officeooo:rsid="00a964e0"/>
    </style:style>
    <style:style style:name="T128" style:family="text">
      <style:text-properties officeooo:rsid="00aa69a4"/>
    </style:style>
    <style:style style:name="T129" style:family="text">
      <style:text-properties officeooo:rsid="00ad7994"/>
    </style:style>
    <style:style style:name="T130" style:family="text">
      <style:text-properties officeooo:rsid="00af2f1d"/>
    </style:style>
    <style:style style:name="T131" style:family="text">
      <style:text-properties officeooo:rsid="00b20f12"/>
    </style:style>
    <style:style style:name="T132" style:family="text">
      <style:text-properties officeooo:rsid="00b3da86"/>
    </style:style>
    <style:style style:name="T133" style:family="text">
      <style:text-properties officeooo:rsid="00b5c8c0"/>
    </style:style>
    <style:style style:name="T134" style:family="text">
      <style:text-properties officeooo:rsid="00b79399"/>
    </style:style>
    <style:style style:name="T135" style:family="text">
      <style:text-properties officeooo:rsid="00ba6775"/>
    </style:style>
    <style:style style:name="T136" style:family="text">
      <style:text-properties officeooo:rsid="00baec57"/>
    </style:style>
    <style:style style:name="T137" style:family="text">
      <style:text-properties officeooo:rsid="00bd191a"/>
    </style:style>
    <style:style style:name="T138" style:family="text">
      <style:text-properties officeooo:rsid="00bf1354"/>
    </style:style>
    <style:style style:name="T139" style:family="text">
      <style:text-properties officeooo:rsid="00c0d9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18">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17">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15">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3">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half swam, half dragged the body back, close enough that the river could not hope to grab him. </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4">Quentin had, by this point, snapped out of whatever fear had paralyzed him.</text:p>
      <text:p text:style-name="P84"/>
      <text:p text:style-name="P84">“Thella!” He cried out, rushing over to her, clutching his chest as he did so. He grabbed her, cradling her in his arms and brought her away from the water and the mysterious body.</text:p>
      <text:p text:style-name="P84"/>
      <text:p text:style-name="P84">“Uncle, we have to make sure he's ok...” Thella said, suddenly weak.</text:p>
      <text:p text:style-name="P84"/>
      <text:p text:style-name="P85">Fortunately, as Quentin laid Thella on the ground to address the body, he saw that Tzuras wa<text:span text:style-name="T79">s</text:span> already seeing to it.</text:p>
      <text:p text:style-name="P85"/>
      <text:p text:style-name="P85">“I-Is he dead?” <text:span text:style-name="T77">Quentin asked.</text:span></text:p>
      <text:p text:style-name="P85"/>
      <text:p text:style-name="P85">“<text:span text:style-name="T80">Hold on a minute, his vitals are hard to read. I think he's been in the water for a while, he's ice cold.</text:span>”</text:p>
      <text:p text:style-name="P85"/>
      <text:p text:style-name="P86"><text:soft-page-break/>Quentin let Tzuras tend to the unknown man, while he had Thella dry herself. He then sat down and began the laborious process of changing out her bandages.</text:p>
      <text:p text:style-name="P86"/>
      <text:p text:style-name="P86">“<text:span text:style-name="T82">Thella, that was very brave, what you did.</text:span>”</text:p>
      <text:p text:style-name="P86"/>
      <text:p text:style-name="P90">The child nodded and lay down on the rocks. </text:p>
      <text:p text:style-name="P90"/>
      <text:p text:style-name="P90">“I feel really tired and cold now.” Thella admitted.</text:p>
      <text:p text:style-name="P90"/>
      <text:p text:style-name="P90">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6"><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7">He had short black hair and wore a black coat. The coat was fine quality and even with the damage caused by the water, Tzuras instantly knew its significance.</text:p>
      <text:p text:style-name="P87"/>
      <text:p text:style-name="P87">“He's a Northern soldier.” Tzuras related to Quentin. He shook his head. “We should build a fire, not only because we have to warm them up, but because I trust this place even less in the night.”</text:p>
      <text:p text:style-name="P87"/>
      <text:p text:style-name="P87">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7"/>
      <text:p text:style-name="P92">Thella was still feeling tired. Now in dry clothes and with new bandages, the young girl fell asleep in front of the fire. </text:p>
      <text:p text:style-name="P87"/>
      <text:p text:style-name="P87">At some point <text:span text:style-name="T84">during </text:span>this, the man came to. <text:span text:style-name="T85">It was late at this point and darkness had already fallen. </text:span></text:p>
      <text:p text:style-name="P87"/>
      <text:p text:style-name="P87">He jerked awake and looked around wildly. </text:p>
      <text:p text:style-name="P87"/>
      <text:p text:style-name="P88">“Who are you?” He demanded, arms still wrapped in the bedroll they had covered him in.</text:p>
      <text:p text:style-name="P88"/>
      <text:p text:style-name="P88">“<text:span text:style-name="T82">Where is Leger? Where is the boat?</text:span>”</text:p>
      <text:p text:style-name="P88"/>
      <text:p text:style-name="P91">Quentin and Tzuras looked at each other.</text:p>
      <text:p text:style-name="P89"/>
      <text:p text:style-name="P91">“We just saw you in the river. We didn't see a boat.”</text:p>
      <text:p text:style-name="P89"/>
      <text:p text:style-name="P89">“<text:span text:style-name="T86">There has to be a boat. Leger was an accomplished riverman. I must have fallen out.</text:span>” <text:span text:style-name="T86">He explained, struggling free from the blankets. </text:span></text:p>
      <text:p text:style-name="P89"/>
      <text:p text:style-name="P89">“<text:span text:style-name="T86">I'm Tzuras.</text:span>” <text:span text:style-name="T86">The elf said, helping the man free and to his feet. “This is Quentin.”</text:span></text:p>
      <text:p text:style-name="P89"/>
      <text:p text:style-name="P93">“Well met. I'm Corporal Odilon.” <text:span text:style-name="T87">The man said, and reached out a hand to Tzuras. The elf was hesitant, </text:span><text:soft-page-break/><text:span text:style-name="T87">but accepted it with his own after a moment. </text:span></text:p>
      <text:p text:style-name="P93"/>
      <text:p text:style-name="P93">“<text:span text:style-name="T87">I thank you for your help. A member of the North's forces should not find himself in such a situation. You have certainly done your duty as citizens. But I cannot stay. I must find Leger.</text:span>”</text:p>
      <text:p text:style-name="P93"/>
      <text:p text:style-name="P94">Tzuras started. “Now? In the dark?” He gestured around at the midnight blackness surrounding them. The river continued its crushing flow even while it could not be seen. </text:p>
      <text:p text:style-name="P94"/>
      <text:p text:style-name="P94">“I must! He's under my command. He could be in need as well.” <text:span text:style-name="T88">The man said, brushing off his uniform and checking his side for a sword that was not there. He scowled. </text:span></text:p>
      <text:p text:style-name="P94"/>
      <text:p text:style-name="P94">“I must council against it.” Going out in the dark like this would be suicide. </text:p>
      <text:p text:style-name="P94"/>
      <text:p text:style-name="P94">Quentin nodded, studying the officer closely. </text:p>
      <text:p text:style-name="P94"/>
      <text:p text:style-name="P95">“<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5"/>
      <text:p text:style-name="P95">“<text:span text:style-name="T89">We?</text:span>” <text:span text:style-name="T89">Quentin questioned, an eyebrow raised.</text:span></text:p>
      <text:p text:style-name="P95"/>
      <text:p text:style-name="P95">“<text:span text:style-name="T90">Hmm? Yes...” He turned to the older man, looked him over and then crossed his arms. </text:span></text:p>
      <text:p text:style-name="P95"/>
      <text:p text:style-name="P95">“<text:span text:style-name="T90">What exactly are you doing on this island?</text:span>” <text:span text:style-name="T90">He asked, now looking at the two of them carefully. </text:span></text:p>
      <text:p text:style-name="P95"/>
      <text:p text:style-name="P95">“<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5"/>
      <text:p text:style-name="P95">“… <text:span text:style-name="T90">Leger and I attempted to leave three times. The first two times, we successfully left, only to come right back to where we started. The magic of this place is strong. The third time seems to have tried its patience.</text:span>”</text:p>
      <text:p text:style-name="P95"/>
      <text:p text:style-name="P96">Quentin continued to eye the officer. “Do you by any chance have additional boats?”</text:p>
      <text:p text:style-name="P96"/>
      <text:p text:style-name="P96">“I'm not sure I will answer that.” Odilon said. “Are you northern citizens?” He inquired.</text:p>
      <text:p text:style-name="P96"/>
      <text:p text:style-name="P96">Quentin rolled his eyes and shifted his attention back to Thella and the fire. “<text:span text:style-name="T93">Do you doubt him because he is an elf?</text:span>” <text:span text:style-name="T93">he muttered.</text:span></text:p>
      <text:p text:style-name="P96"/>
      <text:p text:style-name="P96">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6"/>
      <text:p text:style-name="P96">“<text:span text:style-name="T91">I don't believe in that kind of thing.” Quentin said at first without looking. Then he shifted his head towards the officer. “That law was questionably by the codex at best. Do you have papers to show us?</text:span>” <text:span text:style-name="T94">he said, a small cruel smile started on the edges of his mouth.</text:span></text:p>
      <text:p text:style-name="P96"/>
      <text:p text:style-name="P97">To his credit Odilon simply nodded slowly. “That is certainly one reaction to the law. Yet you seem to <text:soft-page-break/>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7"/>
      <text:p text:style-name="P97">“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7"/>
      <text:p text:style-name="P97">Odilon's eyes narrowed once more. “Well. It is not my place to comment on such things.”</text:p>
      <text:p text:style-name="P97"/>
      <text:p text:style-name="P97">“<text:span text:style-name="T92">It seems you are steadfast on me not going out, but I swore an oath to defend my fellow soldiers. I cannot forsake it.</text:span>”</text:p>
      <text:p text:style-name="P97"/>
      <text:p text:style-name="P98">For once, Quentin's response was not hostile. “Good luck. I do hope you find him. If we run across him, where should we have him go?”</text:p>
      <text:p text:style-name="P98"/>
      <text:p text:style-name="P98">“The southern tip of the island.”</text:p>
      <text:p text:style-name="P98"/>
      <text:p text:style-name="P98">“I cannot go with you and leave these two alone. I will give you these.” He produced two brown pouches about the size of his hand. “They have a spell enchanted vine inside that will entangle an enemy.”</text:p>
      <text:p text:style-name="P98"/>
      <text:p text:style-name="P98">He approached the officer and handed them to him. As he did he pulled the man close.</text:p>
      <text:p text:style-name="P98"/>
      <text:p text:style-name="P98">“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8"/>
      <text:p text:style-name="P99">Odilon stopped for a moment and looked down at the knife and the pouches. “You have been here for long? What is out there?”</text:p>
      <text:p text:style-name="P99"/>
      <text:p text:style-name="P99">But Tzuras shook his head. “I simply do not know.” He admitted.</text:p>
      <text:p text:style-name="P99"/>
      <text:p text:style-name="P99">A moment of hesitation passed over Odilon, but some force grabbed his foot and started him walking away from the camp.</text:p>
      <text:p text:style-name="P99"/>
      <text:p text:style-name="P99">“I should hope to see you again safe.” Tzuras said, waving goodbye to the soldier. </text:p>
      <text:p text:style-name="P99"/>
      <text:p text:style-name="P99">Odilon was swallowed by the darkness.</text:p>
      <text:p text:style-name="P99"/>
      <text:p text:style-name="P99">“He is a fool.” Quentin said. </text:p>
      <text:p text:style-name="P99"/>
      <text:p text:style-name="P99">“Careful. You are safe only by the power of the fire and my magics. I could have gone with him.”</text:p>
      <text:p text:style-name="P99"/>
      <text:p text:style-name="P99">“Hmm. You are free to go elf. I will not hold you here.”</text:p>
      <text:p text:style-name="P99"/>
      <text:p text:style-name="P99">“You would die. Both of you.” Tzuras walked and sat opposite Quentin and stared intently at him.</text:p>
      <text:p text:style-name="P99"><text:soft-page-break/></text:p>
      <text:p text:style-name="P99">“The dark here brings many bad things I have trouble describing.”</text:p>
      <text:p text:style-name="P99">“Spirits?”</text:p>
      <text:p text:style-name="P99"/>
      <text:p text:style-name="P99">“Oh they're real enough. I just…” The elf tilted his head and ran a hand to clear the hair from his eyes. </text:p>
      <text:p text:style-name="P99"/>
      <text:p text:style-name="P99">“Ah. You meant that as an insult. You are quite an individual Quentin. And not in a good way. If it were between you and that officer I would have gone with him. At least he followed a noble motive.”</text:p>
      <text:p text:style-name="P99"/>
      <text:p text:style-name="P99">“Hmm. And you think I do not?”</text:p>
      <text:p text:style-name="P99"/>
      <text:p text:style-name="P99">“I think you are a very unpleasant person, with several deep flaws which you seem either not aware of, or are consciously not restraining.”</text:p>
      <text:p text:style-name="P99"/>
      <text:p text:style-name="P99">“And those would be?”</text:p>
      <text:p text:style-name="P99"/>
      <text:p text:style-name="P99">“You are rude and arrogant. You over estimate your own abilities and think yourself very clever. No doubt you are. However, the world is not impressed with your cleverness.”</text:p>
      <text:p text:style-name="P99"/>
      <text:p text:style-name="P99">“I'm surprised you would have gone with him after what his kind did to your people.”</text:p>
      <text:p text:style-name="P99"/>
      <text:p text:style-name="P99">Tzuras stared at Quentin. </text:p>
      <text:p text:style-name="P99"/>
      <text:p text:style-name="P99">“What do you know of my people?” He asked, a hint of anger in his voice. </text:p>
      <text:p text:style-name="P99"/>
      <text:p text:style-name="P99">“<text:span text:style-name="T97">Oh, much actually. You might be surprised.</text:span>”</text:p>
      <text:p text:style-name="P99"/>
      <text:p text:style-name="P99">“<text:span text:style-name="T98">Surprise me.</text:span>” <text:span text:style-name="T98">Tzuras said, his voice cold.</text:span></text:p>
      <text:p text:style-name="P99"/>
      <text:p text:style-name="P101">Quentin hesitated, then with slow, purposeful motions, he unwrapped his forearms and held them up to Tzuras before the fire. </text:p>
      <text:p text:style-name="P101"/>
      <text:p text:style-name="P101">Although the flames danced with red and orange, the serpentine sigils running up and down Quentin's arms flashed silver. </text:p>
      <text:p text:style-name="P101"/>
      <text:p text:style-name="P101">“<text:span text:style-name="T99">My hands are guided by the power of the moon.</text:span>” <text:span text:style-name="T101">Quentin said in Elvish.</text:span></text:p>
      <text:p text:style-name="P110"/>
      <text:p text:style-name="P101"><text:span text:style-name="T101">To Tzuras credit, he recovered much </text:span><text:span text:style-name="T107">quicker</text:span><text:span text:style-name="T101"> than Quentin expected. </text:span></text:p>
      <text:p text:style-name="P110"/>
      <text:p text:style-name="P101"><text:span text:style-name="T101">“</text:span><text:span text:style-name="T99">How can one such as you be an Elf Friend?</text:span><text:span text:style-name="T101">” </text:span><text:span text:style-name="T104">Disbelief was plastered across the elf's face. </text:span></text:p>
      <text:p text:style-name="P110"/>
      <text:p text:style-name="P102"><text:span text:style-name="T102">And finally the snide smile ran from Quentin's </text:span><text:span text:style-name="T105">mouth</text:span><text:span text:style-name="T102">, and exhaustion showed for a moment. He let his arms hang limp as if the memory cost him. The elvish dropped from his mouth and he continued slowly in northern.</text:span></text:p>
      <text:p text:style-name="P111"/>
      <text:p text:style-name="P103"><text:span text:style-name="T102">“A long time ago, my brother took the hand of an Elvish maid. The </text:span><text:span text:style-name="T103">sadness took both of them. </text:span><text:span text:style-name="T107">Her at first, and then him as she dragged him in.</text:span><text:span text:style-name="T103"> But they had the right of mind to provide for their daughter.</text:span><text:span text:style-name="T102">” </text:span><text:span text:style-name="T103">Quentin glanced at Thella, still asleep before the fire. </text:span></text:p>
      <text:p text:style-name="P112"/>
      <text:p text:style-name="P103"><text:soft-page-break/><text:span text:style-name="T103">“I vowed to keep her safe in perhaps a peak of emotion, when it became clear there was no stopping them. I do love her. I did love them. But an old </text:span><text:span text:style-name="T106">bitter</text:span><text:span text:style-name="T103"> man is a poor excuse for a family. They abrogated their responsibility to drown themselves in their own pity… at my expense.”</text:span> </text:p>
      <text:p text:style-name="P99"/>
      <text:p text:style-name="P104">Tzuras stared at them both. </text:p>
      <text:p text:style-name="P104"/>
      <text:p text:style-name="P104">“So she is half elven… I thought there was something about you two...”</text:p>
      <text:p text:style-name="P104"/>
      <text:p text:style-name="P104">“<text:span text:style-name="T99">The threads entangle.</text:span>” Quentin said, sighing. </text:p>
      <text:p text:style-name="P104"/>
      <text:p text:style-name="P104">“They do, do they not?” Tzuras replied. “<text:span text:style-name="T108">She does not look elven. But even still, her sickness, it is the sadness?</text:span>”</text:p>
      <text:p text:style-name="P104"/>
      <text:p text:style-name="P105">Quentin shook his head. “Something like that. <text:span text:style-name="T116">Only a shadow, a </text:span>manifestation of it. <text:span text:style-name="T116">Unlike the real thing,</text:span> <text:span text:style-name="T116">I have hope it can be cured, if only I can get the right knowledge.</text:span> Not even the half blooded are spared. <text:span text:style-name="T109">Thankfully she inherited her father's looks.</text:span>”</text:p>
      <text:p text:style-name="P105"/>
      <text:p text:style-name="P105">“<text:span text:style-name="T109">Is there something wrong with being an elf?</text:span>”</text:p>
      <text:p text:style-name="P105"/>
      <text:p text:style-name="P105">“<text:span text:style-name="T109">Yes. For a child among humans, unlearnt, bigoted humans.</text:span>”</text:p>
      <text:p text:style-name="P104"/>
      <text:p text:style-name="P104">“<text:span text:style-name="T109">Hmm. I suppose I cannot argue with that. I was not spared the taunts as I grew up.</text:span>”</text:p>
      <text:p text:style-name="P99"/>
      <text:p text:style-name="P99">“<text:span text:style-name="T110">And does the sadness effect you? Or perhaps it is only those who knew the fall?</text:span>”</text:p>
      <text:p text:style-name="P99"/>
      <text:p text:style-name="P100">“<text:span text:style-name="T111">You realize that is quite a personal question, no?” He said shaking his head. But he continued. </text:span></text:p>
      <text:p text:style-name="P100"/>
      <text:p text:style-name="P100"><text:span text:style-name="T111">“If only.</text:span>” <text:span text:style-name="T110">Tzuras said, again brushing his hair away from his face. “There is a reason I walk the lands alone among nature. It was Ishira's way. Perhaps that is why it seems to help: a path of peace.”</text:span></text:p>
      <text:p text:style-name="P99"/>
      <text:p text:style-name="P99">“<text:span text:style-name="T112">There is little of that serenity left in the world.</text:span>”</text:p>
      <text:p text:style-name="P99"/>
      <text:p text:style-name="P99">“<text:span text:style-name="T113">Perhaps it died with her.</text:span>” <text:span text:style-name="T113">Tzuras shrugged. </text:span></text:p>
      <text:p text:style-name="P99"/>
      <text:p text:style-name="P99">“<text:span text:style-name="T113">I wondered if this island didn't emulate her in its stillness. Perhaps there is a ruin here?</text:span>” <text:span text:style-name="T113">Quentin posited.</text:span></text:p>
      <text:p text:style-name="P99"/>
      <text:p text:style-name="P106">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6"/>
      <text:p text:style-name="P106">“<text:span text:style-name="T114">Oh...</text:span>” <text:span text:style-name="T114">Quentin nodded. “I see. Yes.” He stared from the fire to the dark woods. </text:span></text:p>
      <text:p text:style-name="P106"/>
      <text:p text:style-name="P107">They stared into the fire for a long while.</text:p>
      <text:p text:style-name="P106"/>
      <text:p text:style-name="P106"/>
      <text:p text:style-name="P106"/>
      <text:p text:style-name="P106"/>
      <text:p text:style-name="P107">A jolt of presence caused Tzuras's head to shoot up. His eyes shone violent green in the embers of the <text:soft-page-break/>fire. </text:p>
      <text:p text:style-name="P107"/>
      <text:p text:style-name="P107">“Are you awake old man?”</text:p>
      <text:p text:style-name="P107"/>
      <text:p text:style-name="P107">Quentin stared, and shook his head. “In a moment I would not have been. What is it?”</text:p>
      <text:p text:style-name="P107"/>
      <text:p text:style-name="P107">“<text:span text:style-name="T119">My totems are warning me of danger.</text:span>”</text:p>
      <text:p text:style-name="P107"/>
      <text:p text:style-name="P107">“<text:span text:style-name="T119">Ah, right, those totems. That’s not any magic I know of.</text:span>” <text:span text:style-name="T119">Yet he did get to his feet. “Should I wake Thella?”</text:span></text:p>
      <text:p text:style-name="P107"/>
      <text:p text:style-name="P107">“<text:span text:style-name="T119">One moment. The magic is not my usual. Its something I picked up from the far south and modified a bit, so I admit it is more of an art than what I prefer… I'm not sure its explicitly targeting us.</text:span>”</text:p>
      <text:p text:style-name="P107"/>
      <text:p text:style-name="P109">Quentin wiped the tiredness from his eyes. “Well, you got me up. I'm up now, and on edge. Might as well do something.” He pulled out his large leather book crouched near the fire and <text:span text:style-name="T120">murmured</text:span> words to himself.</text:p>
      <text:p text:style-name="P109"/>
      <text:p text:style-name="P109">“But tell me. What does their magic supposedly do? These totems?”</text:p>
      <text:p text:style-name="P109"/>
      <text:p text:style-name="P109">“I would be annoyed at your choice of words if I didn't know you better now.” Tzuras said, with a roll of the eyes. “Its not 'supposedly'. Its just inexact magic. Look, you are I practice the same fundamentals. Here is my tome.”</text:p>
      <text:p text:style-name="P109"/>
      <text:p text:style-name="P109">Tzuras produced a small notebook and waved it before Quentin. </text:p>
      <text:p text:style-name="P109"/>
      <text:p text:style-name="P109">“But these things are so… ”</text:p>
      <text:p text:style-name="P108"><text:s/><text:span text:style-name="T119">He clenched his hands and opened them again. “Spirit magic. It operates on feeling. You can't force them through words, or cleverly constructed phrases. There are no measured steps, nor strict lessons it seems. Its all emotion.”</text:span></text:p>
      <text:p text:style-name="P108"/>
      <text:p text:style-name="P109">Quentin quieted his dismissive attitude for a moment and listened.</text:p>
      <text:p text:style-name="P108"/>
      <text:p text:style-name="P109">“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09"/>
      <text:p text:style-name="P113">He frowned. “These totems are supposed to be a protective ward of sorts. Its not quite as simple as a circle, but you place them in a pattern and they ward off spirits and other things. Like I said the magic is not exact.”</text:p>
      <text:p text:style-name="P113"/>
      <text:p text:style-name="P113">“Hmm. The lack of control sounds frustrating.” Quentin said, tracing the shapes of the words in his book. “I prefer the rigid yet dependable rules of northern magic.”</text:p>
      <text:p text:style-name="P113"/>
      <text:p text:style-name="P113">“Ha. You do seem the type. Well, what can I say. The University has mastered it. But as I was saying, there… there seem to be totems on the other islands. This is all quite confusing. I don't believe I've left the island since I landed.”</text:p>
      <text:p text:style-name="P113"><text:soft-page-break/>Quentin peered upwards in the soft firelight, his book still open in his hands. “<text:span text:style-name="T121">I believe earlier I would have ridiculed you for a statement like that. But after seeing things shift here? How knows if we're on the same island we were on when we started. I'm not sure if that question even makes sense.</text:span>”</text:p>
      <text:p text:style-name="P113"/>
      <text:p text:style-name="P114">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14"/>
      <text:p text:style-name="P114">“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14"/>
      <text:p text:style-name="P114">He stared in to the fire for a moment before snapping the book closed with a snap. </text:p>
      <text:p text:style-name="P114"/>
      <text:p text:style-name="P114">“The simplest thing is often the truest.” He continued. “If there are totems on the other islands, and in the same configuration, there are two reasonable solutions. One, the island's magic is tricking your senses. Or, two, there are no other islands, <text:span text:style-name="T122">at least not in any meaningful way.</text:span>”</text:p>
      <text:p text:style-name="P114"/>
      <text:p text:style-name="P114">“Oh…<text:span text:style-name="T122"> Yes...That the whole area is under the sway of this magic. That does make sense. It is furthermore clear that the island reacts to people trespassing within its domain. Does this mean there is an intelligence here? Perhaps a mage of some sort?”</text:span></text:p>
      <text:p text:style-name="P114"/>
      <text:p text:style-name="P115">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15"/>
      <text:p text:style-name="P115">“Hmm. Perhaps like a spirit?” Tzuras grinned. </text:p>
      <text:p text:style-name="P115"/>
      <text:p text:style-name="P115">Quentin avoided eye contact with a cough. “Perhaps. I know little of such things.”</text:p>
      <text:p text:style-name="P115"/>
      <text:p text:style-name="P115">“<text:span text:style-name="T123">Spirits are obtuse. This fits. Although I have met people who used spirits for evil, I've never encountered a spirit that was evil itself.</text:span>”</text:p>
      <text:p text:style-name="P115"/>
      <text:p text:style-name="P115">“<text:span text:style-name="T123">Not even the undead?” Quentin asked. “Geremon's ilk have been particularly… useless lately, no? The one I visited in Mellont refused me any spells when I had them look at Thella.”</text:span></text:p>
      <text:p text:style-name="P115"/>
      <text:p text:style-name="P115">“<text:span text:style-name="T123">Perhaps that are tangently similar, but perhaps its simply an overuse of the word. I meant earth spirits, natural things.</text:span>”</text:p>
      <text:p text:style-name="P115"/>
      <text:p text:style-name="P115">“<text:span text:style-name="T123">Does this island seem natural to you?</text:span>” <text:span text:style-name="T123">Quentin asked, frowning at the gathering fog and shapless trees <text:s/>outside of the protection of the fire.</text:span></text:p>
      <text:p text:style-name="P115"/>
      <text:p text:style-name="P115">“<text:span text:style-name="T123">I suppose not. Although it does use aspects of nature.</text:span>” <text:span text:style-name="T123">Tzuras said suddenly. “Perhaps something has gone wrong here… I traveled long ago. I tried to venture into the wastes. I thought with my skills I would be able perhaps to make it to Ankhsomar and after that, to the Fell itself.”</text:span></text:p>
      <text:p text:style-name="P115"/>
      <text:p text:style-name="P116">Quentin was fully alert now. “Ah. That is a perilous journey. So many maps end at the edge of that <text:soft-page-break/>place, merely and note explaining more.”</text:p>
      <text:p text:style-name="P116"/>
      <text:p text:style-name="P116">“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16"/>
      <text:p text:style-name="P116">“So you think a similar thing is here?”</text:p>
      <text:p text:style-name="P114"/>
      <text:p text:style-name="P116">Tzuras gestured around. “Its strange. That is my best analogy, but this land is obviously not blasted. If you were to see it from afar, you might think it normal. And it does not seem quite as overtly hostile.”</text:p>
      <text:p text:style-name="P116"/>
      <text:p text:style-name="P117">And just as those word came from his mouth, a blood chilling scream echoed through the night.</text:p>
      <text:p text:style-name="P117"/>
      <text:p text:style-name="P117"/>
      <text:p text:style-name="P118">Quentin froze. </text:p>
      <text:p text:style-name="P118"/>
      <text:p text:style-name="P118">Tzuras stiffened, his eyes growing wide. “It wasn't coming for us...”</text:p>
      <text:p text:style-name="P118"/>
      <text:p text:style-name="P119">“<text:span text:style-name="T124">Odilon!</text:span>” <text:span text:style-name="T124">Tzuras said, springing to his feet. His wand was in his hand.</text:span></text:p>
      <text:p text:style-name="P119"/>
      <text:p text:style-name="P119"><text:span text:style-name="T124">“That damn fool. We warned him.” Quentin said shaking his head. Still his countenance was darkened.</text:span></text:p>
      <text:p text:style-name="P119"/>
      <text:p text:style-name="P119"><text:span text:style-name="T124">“It won't matter soon. Whatever it is. Its following him and he's bringing it right here.”</text:span></text:p>
      <text:p text:style-name="P119"/>
      <text:p text:style-name="P119"><text:span text:style-name="T124">Quentin spun towards Tzuras. “What about your totems? What about the fire?”</text:span></text:p>
      <text:p text:style-name="P119"/>
      <text:p text:style-name="P119"><text:span text:style-name="T124">“The fire might work. The totems… Are not placed correctly? Its hard to say… Whatever it is is slipping through the pattern. Or perhaps the pattern is changing around it. I cannot tell. They will be here in a moment.”</text:span></text:p>
      <text:p text:style-name="P119"/>
      <text:p text:style-name="P119">“<text:span text:style-name="T125">Thella!</text:span> <text:span text:style-name="T125">Wake up!” But once again Thella would not waken. </text:span></text:p>
      <text:p text:style-name="P119"/>
      <text:p text:style-name="P119">“<text:span text:style-name="T126">Do you have that leaf?</text:span>” <text:span text:style-name="T126">Quentin asked.</text:span></text:p>
      <text:p text:style-name="P119"/>
      <text:p text:style-name="P123">Tzuras shook his head. “No time!” The elf was signing something in the air and a flame suddenly appeared hovering delicately in midair.</text:p>
      <text:p text:style-name="P123"/>
      <text:p text:style-name="P123">“<text:span text:style-name="T127">Damn you elf!</text:span>” <text:span text:style-name="T127">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19"/>
      <text:p text:style-name="P120"><text:span text:style-name="T124">“Where is it?” Quentin yelled.</text:span></text:p>
      <text:p text:style-name="P120"/>
      <text:p text:style-name="P120"><text:span text:style-name="T124">“I think I see Odilon! Hey! Here!” Tzuras called, waving his other hand.</text:span></text:p>
      <text:p text:style-name="P120"/>
      <text:p text:style-name="P120"><text:span text:style-name="T127">A dark shape emerged from the forest in a rush. </text:span></text:p>
      <text:p text:style-name="P120"/>
      <text:p text:style-name="P120"><text:soft-page-break/><text:span text:style-name="T127">Quentin flinched and tried to call to his mind the last words of a spell. Sweat ran down his face. He could not remember! His mind was blank!</text:span></text:p>
      <text:p text:style-name="P120"/>
      <text:p text:style-name="P121"><text:span text:style-name="T128">Odilon dove into the clearing, coming to rest mere feet from the fire. He was clutching his arm while trying to maintain hold of the dagger Tzuras had given him. His eyes were wild with fear. </text:span></text:p>
      <text:p text:style-name="P121"/>
      <text:p text:style-name="P121"><text:span text:style-name="T128">“Its coming!” He shouted.</text:span></text:p>
      <text:p text:style-name="P121"/>
      <text:p text:style-name="P124">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24"/>
      <text:p text:style-name="P124">They waited for a moment with nervous tension. </text:p>
      <text:p text:style-name="P124"/>
      <text:p text:style-name="P124">And another. </text:p>
      <text:p text:style-name="P124"/>
      <text:p text:style-name="P124">And yet another. </text:p>
      <text:p text:style-name="P124"/>
      <text:p text:style-name="P124">But nothing showed. </text:p>
      <text:p text:style-name="P124"/>
      <text:p text:style-name="P125">The fog swirled around them dangerously, but they could not see any movement. </text:p>
      <text:p text:style-name="P125"/>
      <text:p text:style-name="P125">“What was it Odilon?” Tzuras asked, glancing quickly down at the wounded man. </text:p>
      <text:p text:style-name="P125"/>
      <text:p text:style-name="P125">But the officer shook his head violently. “I-I couldn't see. Merely a force. Something so dangerous. Something with claws.”</text:p>
      <text:p text:style-name="P119"/>
      <text:p text:style-name="P122">“<text:span text:style-name="T129">Damn. So you couldn't get sight of it either… Perhaps we can scare it off. It does not like the fire.” Tzuras said signing with his wand. The orb hovering by him burst into life.</text:span></text:p>
      <text:p text:style-name="P122"/>
      <text:p text:style-name="P126">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26"/>
      <text:p text:style-name="P127">Darkness sucked back into its proper place, and went even a bit further. They unconsciously took a step backwards towards the fire. The darkness claimed the space they just occupied. </text:p>
      <text:p text:style-name="P127"/>
      <text:p text:style-name="P127">And there was silence and stillness amid the darkness. </text:p>
      <text:p text:style-name="P127"/>
      <text:p text:style-name="P127">Moments passed again and again, yet nothing seemed to change. </text:p>
      <text:p text:style-name="P127"/>
      <text:p text:style-name="P127">“Perhaps it was scared off...” Quentin said, moving from his protective stance holding Thella. His old muscles burned and he longed to put her down. </text:p>
      <text:p text:style-name="P127"/>
      <text:p text:style-name="P127">“Do not move!” Tzuras commanded. Without breaking eye contact with the place where his spell had just impacted, he walked backwards, wand still outstretched. </text:p>
      <text:p text:style-name="P127"/>
      <text:p text:style-name="P127"><text:soft-page-break/>For an instant, he looked at Odilon and reached out a hand to bring him to his feet. </text:p>
      <text:p text:style-name="P127"/>
      <text:p text:style-name="P127">“Thanks...” He said, drawing himself up.</text:p>
      <text:p text:style-name="P127"/>
      <text:p text:style-name="P127">And in that instant, something moved beyond the darkness. </text:p>
      <text:p text:style-name="P127"/>
      <text:p text:style-name="P127">Quentin felt it like a <text:span text:style-name="T133">sudden emptiness</text:span> against him, like <text:span text:style-name="T133">all the air had suddenly vanished around them, and their very being threatened to tear apart</text:span>. There was no escaping it. He felt his knees start to buckle under him. <text:span text:style-name="T130">A dark haze overtook his vision, and even the light from the fire dimmed. </text:span></text:p>
      <text:p text:style-name="P127"/>
      <text:p text:style-name="P127">“<text:span text:style-name="T130">Oh gods...</text:span>” <text:span text:style-name="T130">he cried out, clutching Thella. The others also seemed similarly afflicted. </text:span></text:p>
      <text:p text:style-name="P127"/>
      <text:p text:style-name="P128">Tzuras gritted his teeth, <text:span text:style-name="T131">wand still out towards the darkness.</text:span></text:p>
      <text:p text:style-name="P128"/>
      <text:p text:style-name="P128">“<text:span text:style-name="T131">What are you?</text:span>” <text:span text:style-name="T131">He yelled. </text:span></text:p>
      <text:p text:style-name="P128"/>
      <text:p text:style-name="P129"><text:span text:style-name="T132">A shape moved near a tree. </text:span></text:p>
      <text:p text:style-name="P129"/>
      <text:p text:style-name="P129"><text:span text:style-name="T132">Inexorably drawn to the movment, Quentin's eye traced the shape of the tree until it reached the low roots, where, slipped between the gnarled twisted shapes was some shape. He only caught a glimpse of it, and his courage failed him completely. </text:span></text:p>
      <text:p text:style-name="P129"/>
      <text:p text:style-name="P129">“<text:span text:style-name="T132">Oh gods! Oh gods! What is that? What is that!” Composure left him. Fear ran through his body, obliterating every other thought.</text:span> <text:span text:style-name="T132">His arms shook and his leg <text:s/>started to give away. In that moment though, his body stiffened, and wrenched in place by some force, he shuddered, half collapsed, half standing, while the fear and his oath warred with one another. </text:span></text:p>
      <text:p text:style-name="P129"/>
      <text:p text:style-name="P129"><text:span text:style-name="T132">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span></text:p>
      <text:p text:style-name="P129"/>
      <text:p text:style-name="P130">Tzuras eclipsed his view with his body as he took one purposeful step forward. It was all he managed. </text:p>
      <text:p text:style-name="P130"/>
      <text:p text:style-name="P130">The <text:span text:style-name="T134">obliterative</text:span> <text:span text:style-name="T134">emptiness </text:span>returned, horrible <text:span text:style-name="T134">and absolute. </text:span></text:p>
      <text:p text:style-name="P130"/>
      <text:p text:style-name="P131">The thing reached an inky black paw towards them as if trying the waters. <text:span text:style-name="T136">The fire behind them shuttered.</text:span></text:p>
      <text:p text:style-name="P126"/>
      <text:p text:style-name="P131">Quentin thought his heart was going to burst. His arms seared like fire and the emptiness took hold of it. He felt lit aflame, suddenly cast into a hurricane, <text:span text:style-name="T135">drawn out and vanished into the darkness.</text:span> Was he going to be drawn into nothingness?</text:p>
      <text:p text:style-name="P131"/>
      <text:p text:style-name="P132">It tried the fire again, and again the flames shuttered, but did not go out. </text:p>
      <text:p text:style-name="P132"/>
      <text:p text:style-name="P132">He caught sight of black feathers, and some sort of unrecognizable hound like jaw press its way forward towards the light. </text:p>
      <text:p text:style-name="P132"/>
      <text:p text:style-name="P132">Tzuras shook his head violently. He managed to sign the last of a spell and a brilliant light flooded from the end of his wand.</text:p>
      <text:p text:style-name="P132"><text:soft-page-break/>“<text:span text:style-name="T100">Back damn you</text:span><text:span text:style-name="T137">!” He cursed in elvish</text:span></text:p>
      <text:p text:style-name="P119"><text:span text:style-name="T124"><text:s/></text:span></text:p>
      <text:p text:style-name="P133">The thing made no reaction to the sudden light, but did not approach. It stayed in place for the duration of the spell and a moment afterwards as if to signal Tzuras who was in control of the encounter. </text:p>
      <text:p text:style-name="P133"/>
      <text:p text:style-name="P133">Then, with a call between a wolf howl cut off into a falcon cry, it slithered its amorphous body through the tangle of roots back into the darkness.</text:p>
      <text:p text:style-name="P133"/>
      <text:p text:style-name="P134">The feeling of being torn apart left Quentin and he collapsed to his knees, careful to not let Thella fall. He placed her beside the fire once more and then collapsed to the ground. <text:span text:style-name="T138">He heard Odilon do the same.</text:span></text:p>
      <text:p text:style-name="P134"/>
      <text:p text:style-name="P135">Tzuras staggered over to the fire and pushed more kindling into it. </text:p>
      <text:p text:style-name="P135"/>
      <text:p text:style-name="P135">The darkness was pushed back a bit more.</text:p>
      <text:p text:style-name="P135"/>
      <text:p text:style-name="P135">He let out a choking sound and sat down. </text:p>
      <text:p text:style-name="P135"/>
      <text:p text:style-name="P135">“<text:span text:style-name="T139">Gods.</text:span>” <text:span text:style-name="T139">Odilon whispered. “What in the deathlord's name was that?”</text:span></text:p>
      <text:p text:style-name="P118"/>
      <text:p text:style-name="P114"/>
      <text:p text:style-name="P107"/>
      <text:p text:style-name="P107"/>
      <text:p text:style-name="P107"/>
      <text:p text:style-name="P106"/>
      <text:p text:style-name="P106"/>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7-25T01:06:59.661000000</dc:date>
    <meta:editing-duration>PT12H54M20S</meta:editing-duration>
    <meta:editing-cycles>179</meta:editing-cycles>
    <meta:generator>LibreOffice/5.0.5.2$Windows_X86_64 LibreOffice_project/55b006a02d247b5f7215fc6ea0fde844b30035b3</meta:generator>
    <meta:document-statistic meta:table-count="0" meta:image-count="0" meta:object-count="0" meta:page-count="36" meta:paragraph-count="596" meta:word-count="15926" meta:character-count="86874" meta:non-whitespace-character-count="71277"/>
  </office:meta>
</office:document-meta>
</file>